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6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text:span text:style-name="T7"> and dot</text:span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sa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 table:style-name="ce91"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3" office:value-type="string">
            <text:p>Show sitemap after chose new portal to show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4" office:value-type="string">
            <text:p>Check showing sitemap in different skin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6" office:value-type="string">
            <text:p>Check showing when click Expand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6" office:value-type="string">
            <text:p>Check showing when click Collapse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7" office:value-type="string">
            <text:p>Check showing User Toolbar Site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7" office:value-type="string">
            <text:p>Check showing User Toolbar Group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6" office:value-type="string">
            <text:p>Check showing User Toolbar Dashboard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6" office:value-type="string">
            <text:p>Check showing in Admin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0" office:value-type="string">
            <text:p>Change position of gadget in Dashboar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2" office:value-type="string">
            <text:p>Add new tab for Dashboard includes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3" office:value-type="string">
            <text:p>Edit tab for Dashboard with invalid valu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3" office:value-type="string">
            <text:p>Edit tab for Dashboard with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3" office:value-type="string">
            <text:p>Delete tab for Dashboard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3" office:value-type="string">
            <text:p>Delete the last tab for Dashboard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8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20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, please enter a different name.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empt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First Name must start by a cha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Last Name must start by a cha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8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Show message alert The "First/Last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Register new account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/Last Name less than 3 or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9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131" office:value-type="string">
            <text:p>PLT_25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1" office:value-type="string">
            <text:p>PLT_25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user name can not start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1" office:value-type="string">
            <text:p>PLT_25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1" office:value-type="string">
            <text:p>PLT_25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1" office:value-type="string">
            <text:p>PLT_25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1" office:value-type="string">
            <text:p>PLT_25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1" office:value-type="string">
            <text:p>PLT_25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1" office:value-type="string">
            <text:p>PLT_25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1" office:value-type="string">
            <text:p>PLT_25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1" office:value-type="string">
            <text:p>PLT_25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1" office:value-type="string">
            <text:p>PLT_25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1" office:value-type="string">
            <text:p>PLT_25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1" office:value-type="string">
            <text:p>PLT_25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1" office:value-type="string">
            <text:p>PLT_25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1" office:value-type="string">
            <text:p>PLT_25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1" office:value-type="string">
            <text:p>PLT_25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1" office:value-type="string">
            <text:p>PLT_25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1" office:value-type="string">
            <text:p>PLT_25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1" office:value-type="string">
            <text:p>PLT_25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1" office:value-type="string">
            <text:p>PLT_25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1" office:value-type="string">
            <text:p>PLT_25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1" office:value-type="string">
            <text:p>PLT_25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1" office:value-type="string">
            <text:p>PLT_25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/Last Name less than 3 or over 45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1" office:value-type="string">
            <text:p>PLT_25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1" office:value-type="string">
            <text:p>PLT_25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1" office:value-type="string">
            <text:p>PLT_25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Text verification isn't correct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1" office:value-type="string">
            <text:p>PLT_25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The field "Text validation:" is required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1" office:value-type="string">
            <text:p>PLT_26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7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8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100"/>
        <table:table-column table:style-name="co8" table:default-cell-style-name="ce137"/>
        <table:table-column table:style-name="co18" table:default-cell-style-name="ce139"/>
        <table:table-column table:style-name="co19" table:default-cell-style-name="ce139"/>
        <table:table-column table:style-name="co15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ce139"/>
        <table:table-column table:style-name="co10" table:default-cell-style-name="ce139"/>
        <table:table-column table:style-name="co23" table:default-cell-style-name="ce139"/>
        <table:table-column table:style-name="co24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when </text:span><text:span text:style-name="T7">Change Password </text:span><text:span text:style-name="T17">option is checked, otherwise, they're 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text:span text:style-name="T7"> and 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Name starts with <text:s text:c="2"/></text:span><text:span text:style-name="T15">dash</text:span><text:span text:style-name="T17"> and 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start 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Start/ Administration/ 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created 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from group (has no role in group anymore): </text:span></text:p>
            <text:p><text:span text:style-name="T28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4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5" table:default-cell-style-name="ce100"/>
        <table:table-column table:style-name="co26" table:default-cell-style-name="ce156"/>
        <table:table-column table:style-name="co27" table:default-cell-style-name="ce157"/>
        <table:table-column table:style-name="co28" table:default-cell-style-name="ce157"/>
        <table:table-column table:style-name="co29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10" table:number-columns-repeated="248" table:default-cell-style-name="ce157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contains alpha, digit, underscore </text:span><text:span text:style-name="T33">and dash characters in the middle (e.g: new.category or 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/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gadget's 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existing in 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0">added into 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right </text:span><text:span text:style-name="T25"><text:line-break/></text:span><text:span text:style-name="T25">- Click OK in confirm message</text:span></text:p>
            <text:p><text:span text:style-name="T25">All portlets/gadgets in different categories will be imported and listed in left 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0">added into 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0"/>
        <table:table-column table:style-name="co30" table:default-cell-style-name="ce137"/>
        <table:table-column table:style-name="co31" table:default-cell-style-name="ce116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35" table:default-cell-style-name="ce116"/>
        <table:table-column table:style-name="co36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PLT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PLT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PLT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PLT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PLT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/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PLT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PLT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PLT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PLT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PLT_18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table:style-name="ce210" office:value-type="string">
            <text:p>Step 1: check showing User Site toolbar portlet</text:p>
          </table:table-cell>
          <table:table-cell table:style-name="ce210" office:value-type="string">
            <text:p>- Log in by admin</text:p>
            <text:p>- On the top page, move mouse on <text:span text:style-name="T7">Site</text:span></text:p>
          </table:table-cell>
          <table:table-cell table:style-name="ce210"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PLT_19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table:style-name="ce210" office:value-type="string">
            <text:p>Step 1: check showing User Group toolbar portlet</text:p>
          </table:table-cell>
          <table:table-cell table:style-name="ce210" office:value-type="string">
            <text:p>- Log in by admin</text:p>
            <text:p>- On the top page, move mouse on <text:span text:style-name="T7">Group</text:span></text:p>
          </table:table-cell>
          <table:table-cell table:style-name="ce210"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PLT_20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table:style-name="ce210" office:value-type="string">
            <text:p>Step 1: check showing User Dashboard toolbar portlet</text:p>
          </table:table-cell>
          <table:table-cell table:style-name="ce210" office:value-type="string">
            <text:p>- Log in by admin</text:p>
            <text:p>- On the top page, move mouse on <text:span text:style-name="T7">Dashboard</text:span></text:p>
          </table:table-cell>
          <table:table-cell table:style-name="ce210"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PLT_21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table:style-name="ce210" office:value-type="string">
            <text:p>Step 1: Check displaying Site Navigation</text:p>
          </table:table-cell>
          <table:table-cell table:style-name="ce210" office:value-type="string">
            <text:p>- Login by admin</text:p>
            <text:p>- Click on <text:span text:style-name="T19">Site</text:span> link</text:p>
          </table:table-cell>
          <table:table-cell table:style-name="ce210"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PLT_22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table:style-name="ce210" office:value-type="string">
            <text:p>Step 1: Check displaying Group Navigation</text:p>
          </table:table-cell>
          <table:table-cell table:style-name="ce210" office:value-type="string">
            <text:p>- Login by admin</text:p>
            <text:p>- Click on <text:span text:style-name="T19">Group</text:span> link</text:p>
          </table:table-cell>
          <table:table-cell table:style-name="ce210"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PLT_23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table:style-name="ce210" office:value-type="string">
            <text:p>Step 1: Check displaying Dashboard Navigation</text:p>
          </table:table-cell>
          <table:table-cell table:style-name="ce210" office:value-type="string">
            <text:p>- Login by admin</text:p>
            <text:p>- Click on <text:span text:style-name="T19">Dashboard</text:span> link</text:p>
          </table:table-cell>
          <table:table-cell table:style-name="ce210"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PLT_24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table:style-name="ce210" office:value-type="string">
            <text:p>Step 1: Check showing in Admin toolbar portlet</text:p>
          </table:table-cell>
          <table:table-cell table:style-name="ce210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table:style-name="ce210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  <text:p><text:span text:style-name="T42">When click</text:span></text:p>
            <text:p><text:span text:style-name="T43">- Site editor: can add/edit page and edit layout of portal</text:span></text:p>
            <text:p><text:span text:style-name="T43">- Group editor:can add/edit page and edit layout of <text:s/>group</text:span></text:p>
            <text:p><text:span text:style-name="T43">- Dashboard editor: can add/edit page and edit layout of 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3"/>
          <table:table-cell table:number-columns-repeated="2"/>
          <table:table-cell table:style-name="ce196"/>
          <table:table-cell table:style-name="ce74"/>
          <table:table-cell table:style-name="ce210" table:number-columns-repeated="3"/>
          <table:table-cell table:number-columns-repeated="248"/>
        </table:table-row>
        <table:table-row table:style-name="ro18" table:visibility="filter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3" table:visibility="filter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0"/>
        <table:table-column table:style-name="co37" table:default-cell-style-name="ce137"/>
        <table:table-column table:style-name="co10" table:default-cell-style-name="ce116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13" table:default-cell-style-name="ce116"/>
        <table:table-column table:style-name="co36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PLT_10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10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4" office:value-type="string">
            <text:p>PLT_11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3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4" office:value-type="string">
            <text:p>PLT_1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4" office:value-type="string">
            <text:p>PLT_1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4" office:value-type="string">
            <text:p>PLT_1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4" office:value-type="string">
            <text:p>PLT_12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4" office:value-type="string">
            <text:p>PLT_1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4" office:value-type="string">
            <text:p>PLT_13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table:style-name="ce136"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4" office:value-type="string">
            <text:p>PLT_1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4" office:value-type="string">
            <text:p>PLT_1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133" office:value-type="string">
            <text:p>Step 3: Add new tab start <text:span text:style-name="T44">with <text:s/>underscore, </text:span><text:span text:style-name="T45">dash</text:span><text:span text:style-name="T44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4" office:value-type="string">
            <text:p>PLT_1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4" office:value-type="string">
            <text:p>PLT_1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11">Add new tab for Dashboard </text:span>when name over 50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4" office:value-type="string">
            <text:p>PLT_1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4" office:value-type="string">
            <text:p>PLT_14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4" office:value-type="string">
            <text:p>PLT_14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4" office:value-type="string">
            <text:p>PLT_14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4" office:value-type="string">
            <text:p>PLT_15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4" office:value-type="string">
            <text:p>PLT_15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4" office:value-type="string">
            <text:p>PLT_15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8"/>
        <table:table-column table:style-name="co38" table:default-cell-style-name="ce241"/>
        <table:table-column table:style-name="co39" table:default-cell-style-name="ce244"/>
        <table:table-column table:style-name="co40" table:default-cell-style-name="ce244"/>
        <table:table-column table:style-name="co41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2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3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06/14/2010</text:date>, <text:time>17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6-14T17:32:28</dc:date>
    <dc:language>en-US</dc:language>
    <meta:editing-cycles>461</meta:editing-cycles>
    <meta:editing-duration>P7DT2H22M23S</meta:editing-duration>
    <meta:user-defined meta:name="Info 1"/>
    <meta:user-defined meta:name="Info 2"/>
    <meta:user-defined meta:name="Info 3"/>
    <meta:user-defined meta:name="Info 4"/>
    <meta:document-statistic meta:table-count="9" meta:cell-count="7850" meta:object-count="6"/>
  </office:meta>
</office:document-meta>
</file>